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article proposes a periodisation of the narrative work of Jorge Luis Borges (1899-1986). Two meta-literary notions guide the first period: that of an absolute text and that of a text governed by chance, in which the former is linked to the Kabbalah and the latter to Gnosticism. The next period, which is the focal topic of this study, is governed by the notion of figure in the biblical sense of the term. Borges introduces this notion in his 1949 essay "The Mirror Of Enigmas" that summons texts by Léon Bloy, Thomas de Quincey and Novalis. Through these influences, Borges sketches a figurative poetics whose apocalyptic character situates the work thus produced in the indecision between the eschatology and the scatology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4:48:06.385000000</dc:date>
    <meta:editing-duration>PT20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121" meta:character-count="731" meta:non-whitespace-character-count="610"/>
  </office:meta>
</office:document-meta>
</file>